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5dd" officeooo:paragraph-rsid="001615dd"/>
    </style:style>
    <style:style style:name="P2" style:family="paragraph" style:parent-style-name="Standard">
      <style:text-properties officeooo:rsid="0017de71" officeooo:paragraph-rsid="0017d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GB </text:p>
      <text:p text:style-name="P1">tipo de componente </text:p>
      <text:p text:style-name="P1">Simbología/ patillaje </text:p>
      <text:p text:style-name="P1">RCGB </text:p>
      <text:p text:style-name="P1">C terminal + largo </text:p>
      <text:p text:style-name="P1">codigo </text:p>
      <text:p text:style-name="P1">int red = 9</text:p>
      <text:p text:style-name="P1">int green =10</text:p>
      <text:p text:style-name="P1">int blue = 11</text:p>
      <text:p text:style-name="P1">pinMode (red, OUTPUT);</text:p>
      <text:p text:style-name="P1">pinMode(green, OUTPUT);</text:p>
      <text:p text:style-name="P1">pinMode(blue, OUTPUT);</text:p>
      <text:p text:style-name="P1">analogWrite(red,255);</text:p>
      <text:p text:style-name="P1">digitalWrite(red,0);</text:p>
      <text:p text:style-name="P1">con el catodo comun </text:p>
      <text:p text:style-name="P1">para el anodo comun </text:p>
      <text:p text:style-name="P1">analogWrite(red,255-255);</text:p>
      <text:p text:style-name="P1">digitalWrite(255-0);</text:p>
      <text:p text:style-name="P1">void SetColor(int red, int green, int blue)</text:p>
      <text:p text:style-name="P1">{</text:p>
      <text:p text:style-name="P1">analogWrite(pinred.red);</text:p>
      <text:p text:style-name="P1">analogWrite(pingreen,green);</text:p>
      <text:p text:style-name="P1">analogWrite(pinblue,blue);</text:p>
      <text:p text:style-name="P1">}</text:p>
      <text:p text:style-name="P1">looop</text:p>
      <text:p text:style-name="P1">Setcolor(0,255,0)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4:01:41.806000000</meta:creation-date>
    <dc:date>2023-10-19T14:36:05.399000000</dc:date>
    <meta:editing-duration>PT34M2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6" meta:word-count="56" meta:character-count="452" meta:non-whitespace-character-count="414"/>
  </office:meta>
</office:document-meta>
</file>